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f3f0" officeooo:paragraph-rsid="0015f3f0"/>
    </style:style>
    <style:style style:name="P2" style:family="paragraph" style:parent-style-name="Standard">
      <style:text-properties officeooo:paragraph-rsid="0017afc0"/>
    </style:style>
    <style:style style:name="P3" style:family="paragraph" style:parent-style-name="Standard">
      <style:text-properties fo:language="ru" fo:country="RU" officeooo:rsid="0015f3f0" officeooo:paragraph-rsid="0015f3f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afc0"/>
    </style:style>
    <style:style style:name="T3" style:family="text">
      <style:text-properties fo:language="ru" fo:country="RU" officeooo:rsid="0015f3f0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officeooo:rsid="0015f3f0" style:font-weight-asian="bold" style:font-weight-complex="bold"/>
    </style:style>
    <style:style style:name="T7" style:family="text">
      <style:text-properties fo:language="en" fo:country="US" fo:font-weight="bold" officeooo:rsid="0017afc0" style:font-weight-asian="bold" style:font-weight-complex="bold"/>
    </style:style>
    <style:style style:name="T8" style:family="text">
      <style:text-properties fo:language="en" fo:country="US" officeooo:rsid="0015f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пользователь в транспортно-экспедиционной компании;</text:span></text:p>
      <text:p text:style-name="P3">2. по приоритету добавить накладные;</text:p>
      <text:p text:style-name="P3">3. добавить плановые и дополнительные расписания;</text:p>
      <text:p text:style-name="P1"><text:span text:style-name="T1">4. обновления </text:span><text:span text:style-name="T4">~ </text:span><text:span text:style-name="T1">раз в 6 часов: у всех накладных, не имеющих маршрутных листов, добавляются маршрут и время отправления;</text:span></text:p>
      <text:p text:style-name="P1"><text:span text:style-name="T1">5. в процессе оптимизации должн</text:span><text:span text:style-name="T2">о</text:span><text:span text:style-name="T1"> быть подтверждение от перевозчика (</text:span><text:span text:style-name="T4">routeListStatus – </text:span><text:span text:style-name="T1">добавить запись подтверждено/не подтверждено)</text:span></text:p>
      <text:p text:style-name="P2"><text:span text:style-name="T3">6. переименовать </text:span><text:span text:style-name="T6">clients</text:span><text:span text:style-name="T8"> </text:span><text:span text:style-name="T3">в </text:span><text:bookmark text:name="tw-target-text"/><text:span text:style-name="T5">organization</text:span><text:span text:style-name="T7">s</text:span><text:span text:style-name="T8">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8S</meta:editing-duration>
    <meta:editing-cycles>5</meta:editing-cycles>
    <meta:generator>LibreOffice/4.4.4.3$Windows_x86 LibreOffice_project/2c39ebcf046445232b798108aa8a7e7d89552ea8</meta:generator>
    <dc:date>2015-12-18T13:02:26.555000000</dc:date>
    <meta:document-statistic meta:table-count="0" meta:image-count="0" meta:object-count="0" meta:page-count="1" meta:paragraph-count="6" meta:word-count="54" meta:character-count="431" meta:non-whitespace-character-count="381"/>
    <meta:user-defined meta:name="Info 1"/>
    <meta:user-defined meta:name="Info 2"/>
    <meta:user-defined meta:name="Info 3"/>
    <meta:user-defined meta:name="Info 4"/>
  </office:meta>
</office:document-meta>
</file>